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8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9" style:family="table-cell" style:parent-style-name="Default" style:data-style-name="N165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90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91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92" style:family="table-cell" style:parent-style-name="Default" style:data-style-name="N165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3" style:family="table-cell" style:parent-style-name="Default" style:data-style-name="N165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96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97" style:family="table-cell" style:parent-style-name="Comma" style:data-style-name="N165">
      <style:table-cell-properties fo:border-bottom="none" fo:background-color="#ffffff" fo:border-left="0.06pt solid #000000" fo:border-right="0.06pt solid #000000" fo:border-top="none" style:vertical-align="automatic"/>
    </style:style>
    <style:style style:name="ce98" style:family="table-cell" style:parent-style-name="Comma" style:data-style-name="N165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5" style:family="table-cell" style:parent-style-name="Default" style:data-style-name="N165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6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3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8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19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0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8" style:family="table-cell" style:parent-style-name="Default" style:data-style-name="N165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9" style:family="table-cell" style:parent-style-name="Comma" style:data-style-name="N165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44" style:family="table-cell" style:parent-style-name="Default" style:data-style-name="N165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6" style:family="table-cell" style:parent-style-name="Excel_20_Built-in_20_Comma" style:data-style-name="N165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7" style:family="table-cell" style:parent-style-name="Default" style:data-style-name="N165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8" style:family="table-cell" style:parent-style-name="Excel_20_Built-in_20_Comma" style:data-style-name="N165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9" style:family="table-cell" style:parent-style-name="Default" style:data-style-name="N165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office:value-type="float" office:value="5801" calcext:value-type="float" table:number-columns-spanned="2" table:number-rows-spanned="1">
            <text:p>580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Otros Activos Corrientes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1" office:value-type="date" office:date-value="2021-11-15" calcext:value-type="date" table:number-columns-spanned="2" table:number-rows-spanned="1">
            <text:p>15/11/202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Revisado por:</text:p>
          </table:table-cell>
          <table:table-cell table:style-name="ce70" office:value-type="string" calcext:value-type="string" table:number-columns-spanned="2" table:number-rows-spanned="1">
            <text:p>Carlos Almeida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8"/>
          <table:covered-table-cell table:style-name="ce143"/>
          <table:covered-table-cell table:number-columns-repeated="2" table:style-name="ce28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9-30" calcext:value-type="date">
            <text:p>30-sep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89"/>
          <table:table-cell table:style-name="ce105"/>
          <table:table-cell table:style-name="ce89"/>
          <table:table-cell table:style-name="ce118"/>
          <table:table-cell table:style-name="ce22"/>
          <table:table-cell table:style-name="ce19"/>
          <table:table-cell table:style-name="ce138"/>
          <table:table-cell table:style-name="ce14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40101001" calcext:value-type="float">
            <text:p>101040101001 </text:p>
          </table:table-cell>
          <table:table-cell table:style-name="ce31" office:value-type="string" office:string-value="Seguros Pagado por Anticipado                                                   " calcext:value-type="string">
            <text:p><text:s/>Seguros Pagado por Anticipado <text:s text:c="51"/></text:p>
          </table:table-cell>
          <table:table-cell table:style-name="ce26"/>
          <table:table-cell table:style-name="ce90" office:value-type="float" office:value="972" calcext:value-type="float">
            <text:p>972</text:p>
          </table:table-cell>
          <table:table-cell table:style-name="ce106"/>
          <table:table-cell table:style-name="ce91"/>
          <table:table-cell table:style-name="ce119" table:formula="of:=[.D10]+[.E10]-[.F10]" office:value-type="float" office:value="972" calcext:value-type="float">
            <text:p>972</text:p>
          </table:table-cell>
          <table:table-cell table:style-name="ce10" office:value-type="float" office:value="101040101001" calcext:value-type="float">
            <text:p>101040101001 </text:p>
          </table:table-cell>
          <table:table-cell table:style-name="ce31" office:value-type="string" office:string-value="Seguros Pagado por Anticipado                                                   " calcext:value-type="string">
            <text:p><text:s/>Seguros Pagado por Anticipado <text:s text:c="51"/></text:p>
          </table:table-cell>
          <table:table-cell table:style-name="ce139" office:value-type="float" office:value="18002.1" calcext:value-type="float">
            <text:p>18,002</text:p>
          </table:table-cell>
          <table:table-cell table:style-name="ce147" table:formula="of:=+[.G10]-[.J10]" office:value-type="float" office:value="-17030.1" calcext:value-type="float">
            <text:p>(17,030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40101002" calcext:value-type="float">
            <text:p>101040101002 </text:p>
          </table:table-cell>
          <table:table-cell table:style-name="ce31" office:value-type="string" office:string-value="Servicios pagados por anticipado                                                " calcext:value-type="string">
            <text:p><text:s/>Servicios pagados por anticipado <text:s text:c="48"/></text:p>
          </table:table-cell>
          <table:table-cell table:style-name="ce34"/>
          <table:table-cell table:style-name="ce91" office:value-type="float" office:value="749" calcext:value-type="float">
            <text:p>749</text:p>
          </table:table-cell>
          <table:table-cell table:style-name="ce106"/>
          <table:table-cell table:style-name="ce91"/>
          <table:table-cell table:style-name="ce119" table:formula="of:=[.D11]+[.E11]-[.F11]" office:value-type="float" office:value="749" calcext:value-type="float">
            <text:p>749</text:p>
          </table:table-cell>
          <table:table-cell table:style-name="ce10" office:value-type="float" office:value="101040101002" calcext:value-type="float">
            <text:p>101040101002 </text:p>
          </table:table-cell>
          <table:table-cell table:style-name="ce31" office:value-type="string" office:string-value="Servicios pagados por anticipado                                                " calcext:value-type="string">
            <text:p><text:s/>Servicios pagados por anticipado <text:s text:c="48"/></text:p>
          </table:table-cell>
          <table:table-cell table:style-name="ce91" office:value-type="float" office:value="2357.31" calcext:value-type="float">
            <text:p>2,357</text:p>
          </table:table-cell>
          <table:table-cell table:style-name="ce147" table:formula="of:=+[.G11]-[.J11]" office:value-type="float" office:value="-1608.31" calcext:value-type="float">
            <text:p>(1,608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91"/>
          <table:table-cell table:style-name="ce106"/>
          <table:table-cell table:style-name="ce91"/>
          <table:table-cell table:style-name="ce119" table:formula="of:=[.D12]+[.E12]-[.F12]" office:value-type="float" office:value="0" calcext:value-type="float">
            <text:p>0</text:p>
          </table:table-cell>
          <table:table-cell table:style-name="ce25"/>
          <table:table-cell table:style-name="ce31"/>
          <table:table-cell table:style-name="ce91"/>
          <table:table-cell table:style-name="ce147" table:formula="of:=+[.G12]-[.J12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91"/>
          <table:table-cell table:style-name="ce106"/>
          <table:table-cell table:style-name="ce91"/>
          <table:table-cell table:style-name="ce119" table:formula="of:=[.D13]+[.E13]-[.F13]" office:value-type="float" office:value="0" calcext:value-type="float">
            <text:p>0</text:p>
          </table:table-cell>
          <table:table-cell table:style-name="ce25"/>
          <table:table-cell table:style-name="ce31"/>
          <table:table-cell table:style-name="ce91"/>
          <table:table-cell table:style-name="ce147" table:formula="of:=+[.G13]-[.J13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92" table:number-columns-repeated="3"/>
          <table:table-cell table:style-name="ce120"/>
          <table:table-cell table:style-name="ce39"/>
          <table:table-cell table:style-name="ce40"/>
          <table:table-cell table:style-name="ce144"/>
          <table:table-cell table:style-name="ce148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93" table:formula="of:=SUM([.D9:.D14])" office:value-type="float" office:value="1721" calcext:value-type="float">
            <text:p>1,721</text:p>
          </table:table-cell>
          <table:table-cell table:style-name="ce93" table:formula="of:=SUM([.E9:.E14])" office:value-type="float" office:value="0" calcext:value-type="float">
            <text:p>0</text:p>
          </table:table-cell>
          <table:table-cell table:style-name="ce93" table:formula="of:=SUM([.F9:.F14])" office:value-type="float" office:value="0" calcext:value-type="float">
            <text:p>0</text:p>
          </table:table-cell>
          <table:table-cell table:style-name="ce93" table:formula="of:=SUM([.G9:.G14])" office:value-type="float" office:value="1721" calcext:value-type="float">
            <text:p>1,721</text:p>
          </table:table-cell>
          <table:table-cell table:style-name="ce41" table:number-columns-repeated="2"/>
          <table:table-cell table:style-name="ce93" table:formula="of:=SUM([.J9:.J14])" office:value-type="float" office:value="20359.41" calcext:value-type="float">
            <text:p>20,359</text:p>
          </table:table-cell>
          <table:table-cell table:style-name="ce149" table:formula="of:=SUM([.K9:.K14])" office:value-type="float" office:value="-18638.41" calcext:value-type="float">
            <text:p>(18,638)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8" table:number-columns-repeated="12"/>
          <table:table-cell table:number-columns-repeated="1012"/>
        </table:table-row>
        <table:table-row table:style-name="ro2">
          <table:table-cell table:style-name="ce28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8" table:number-columns-repeated="7"/>
          <table:table-cell table:number-columns-repeated="1012"/>
        </table:table-row>
        <table:table-row table:style-name="ro2">
          <table:table-cell table:style-name="ce28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8" table:number-columns-repeated="7"/>
          <table:table-cell table:number-columns-repeated="1012"/>
        </table:table-row>
        <table:table-row table:style-name="ro2">
          <table:table-cell table:style-name="ce28"/>
          <table:table-cell table:style-name="ce54" table:number-columns-repeated="2"/>
          <table:table-cell table:style-name="ce96"/>
          <table:table-cell table:style-name="ce113"/>
          <table:table-cell table:style-name="ce28" table:number-columns-repeated="7"/>
          <table:table-cell table:number-columns-repeated="1012"/>
        </table:table-row>
        <table:table-row table:style-name="ro2">
          <table:table-cell table:style-name="ce28"/>
          <table:table-cell table:style-name="ce57" office:value-type="string" calcext:value-type="string">
            <text:p>Seguros pagados por anticipado</text:p>
          </table:table-cell>
          <table:table-cell table:style-name="ce57"/>
          <table:table-cell table:style-name="ce97" table:formula="of:=[.G10]" office:value-type="float" office:value="972" calcext:value-type="float">
            <text:p>972</text:p>
          </table:table-cell>
          <table:table-cell table:style-name="ce97" table:formula="of:=[.J10]" office:value-type="float" office:value="18002.1" calcext:value-type="float">
            <text:p>18,002</text:p>
          </table:table-cell>
          <table:table-cell table:style-name="ce28" table:number-columns-repeated="7"/>
          <table:table-cell table:number-columns-repeated="1012"/>
        </table:table-row>
        <table:table-row table:style-name="ro2">
          <table:table-cell table:style-name="ce28"/>
          <table:table-cell table:style-name="ce57" office:value-type="string" calcext:value-type="string">
            <text:p>Servicios pagados por anticipado <text:s text:c="19"/></text:p>
          </table:table-cell>
          <table:table-cell table:style-name="ce57"/>
          <table:table-cell table:style-name="ce97" table:formula="of:=[.G11]" office:value-type="float" office:value="749" calcext:value-type="float">
            <text:p>749</text:p>
          </table:table-cell>
          <table:table-cell table:style-name="ce97" table:formula="of:=[.J11]" office:value-type="float" office:value="2357.31" calcext:value-type="float">
            <text:p>2,357</text:p>
          </table:table-cell>
          <table:table-cell table:style-name="ce28" table:number-columns-repeated="7"/>
          <table:table-cell table:number-columns-repeated="1012"/>
        </table:table-row>
        <table:table-row table:style-name="ro2">
          <table:table-cell table:style-name="ce28"/>
          <table:table-cell table:style-name="ce57" table:number-columns-repeated="2"/>
          <table:table-cell table:style-name="ce98" table:number-columns-repeated="2"/>
          <table:table-cell table:style-name="ce28" table:number-columns-repeated="7"/>
          <table:table-cell table:number-columns-repeated="1012"/>
        </table:table-row>
        <table:table-row table:style-name="ro2">
          <table:table-cell table:style-name="ce28"/>
          <table:table-cell table:style-name="ce60" office:value-type="string" calcext:value-type="string">
            <text:p>Total</text:p>
          </table:table-cell>
          <table:table-cell table:style-name="ce61"/>
          <table:table-cell table:style-name="ce93" table:formula="of:=+SUM([.D20:.D22])" office:value-type="float" office:value="1721" calcext:value-type="float">
            <text:p>1,721</text:p>
          </table:table-cell>
          <table:table-cell table:style-name="ce93" table:formula="of:=+SUM([.E20:.E22])" office:value-type="float" office:value="20359.41" calcext:value-type="float">
            <text:p>20,359</text:p>
          </table:table-cell>
          <table:table-cell table:style-name="ce28" table:number-columns-repeated="7"/>
          <table:table-cell table:number-columns-repeated="1012"/>
        </table:table-row>
        <table:table-row table:style-name="ro2">
          <table:table-cell table:style-name="ce28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8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8" table:number-columns-repeated="9"/>
          <table:table-cell table:style-name="ce67"/>
          <table:table-cell table:style-name="ce28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1 para el año anterior.</text:p>
          </table:table-cell>
          <table:table-cell table:style-name="ce28" table:number-columns-repeated="9"/>
          <table:table-cell table:style-name="ce67"/>
          <table:table-cell table:style-name="ce28"/>
          <table:table-cell table:number-columns-repeated="1012"/>
        </table:table-row>
        <table:table-row table:style-name="ro2">
          <table:table-cell table:style-name="ce66"/>
          <table:table-cell table:style-name="ce28" table:number-columns-repeated="9"/>
          <table:table-cell table:style-name="ce67"/>
          <table:table-cell table:style-name="ce28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8" table:number-columns-repeated="9"/>
          <table:table-cell table:style-name="ce67"/>
          <table:table-cell table:style-name="ce28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8" table:number-columns-repeated="9"/>
          <table:table-cell table:style-name="ce67"/>
          <table:table-cell table:style-name="ce28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8" table:number-columns-repeated="9"/>
          <table:table-cell table:style-name="ce67"/>
          <table:table-cell table:style-name="ce28"/>
          <table:table-cell table:number-columns-repeated="1012"/>
        </table:table-row>
        <table:table-row table:style-name="ro2" table:number-rows-repeated="3">
          <table:table-cell table:style-name="ce28" table:number-columns-repeated="10"/>
          <table:table-cell table:style-name="ce67"/>
          <table:table-cell table:style-name="ce28"/>
          <table:table-cell table:number-columns-repeated="1012"/>
        </table:table-row>
        <table:table-row table:style-name="ro2" table:number-rows-repeated="4">
          <table:table-cell table:style-name="ce28" table:number-columns-repeated="12"/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4">
      <number:number number:decimal-places="1" loext:min-decimal-places="1" number:min-integer-digits="1" number:grouping="true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2:32:08.2790065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1-11T12:41:29.048976138</dc:date>
    <meta:editing-cycles>10</meta:editing-cycles>
    <meta:editing-duration>PT1H11M51S</meta:editing-duration>
    <meta:document-statistic meta:table-count="1" meta:cell-count="80" meta:object-count="0"/>
  </office:meta>
</office:document-meta>
</file>